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>
        <style:tab-stops>
          <style:tab-stop style:position="1.251cm"/>
        </style:tab-stops>
      </style:paragraph-properties>
    </style:style>
    <style:style style:name="P2" style:family="paragraph" style:parent-style-name="Text_20_body" style:list-style-name="WWNum2">
      <style:paragraph-properties>
        <style:tab-stops>
          <style:tab-stop style:position="1.251cm"/>
        </style:tab-stops>
      </style:paragraph-properties>
    </style:style>
    <style:style style:name="P3" style:family="paragraph" style:parent-style-name="Text_20_body" style:list-style-name="WWNum3">
      <style:paragraph-properties>
        <style:tab-stops>
          <style:tab-stop style:position="1.251cm"/>
        </style:tab-stops>
      </style:paragraph-properties>
    </style:style>
    <style:style style:name="P4" style:family="paragraph" style:parent-style-name="Text_20_body" style:list-style-name="WWNum4">
      <style:paragraph-properties>
        <style:tab-stops>
          <style:tab-stop style:position="1.251cm"/>
        </style:tab-stops>
      </style:paragraph-properties>
    </style:style>
    <style:style style:name="P5" style:family="paragraph" style:parent-style-name="Text_20_body" style:list-style-name="WWNum5">
      <style:paragraph-properties>
        <style:tab-stops>
          <style:tab-stop style:position="1.251cm"/>
        </style:tab-stops>
      </style:paragraph-properties>
    </style:style>
    <style:style style:name="P6" style:family="paragraph" style:parent-style-name="Text_20_body" style:list-style-name="WWNum7">
      <style:paragraph-properties>
        <style:tab-stops>
          <style:tab-stop style:position="1.251cm"/>
        </style:tab-stops>
      </style:paragraph-properties>
    </style:style>
    <style:style style:name="P7" style:family="paragraph" style:parent-style-name="Text_20_body" style:list-style-name="WWNum8">
      <style:paragraph-properties>
        <style:tab-stops>
          <style:tab-stop style:position="1.251cm"/>
        </style:tab-stops>
      </style:paragraph-properties>
    </style:style>
    <style:style style:name="P8" style:family="paragraph" style:parent-style-name="Text_20_body" style:list-style-name="WWNum9">
      <style:paragraph-properties>
        <style:tab-stops>
          <style:tab-stop style:position="1.251cm"/>
        </style:tab-stops>
      </style:paragraph-properties>
    </style:style>
    <style:style style:name="P9" style:family="paragraph" style:parent-style-name="Text_20_body" style:list-style-name="WWNum10">
      <style:paragraph-properties>
        <style:tab-stops>
          <style:tab-stop style:position="1.251cm"/>
        </style:tab-stops>
      </style:paragraph-properties>
    </style:style>
    <style:style style:name="P10" style:family="paragraph" style:parent-style-name="Text_20_body" style:list-style-name="WWNum13">
      <style:paragraph-properties>
        <style:tab-stops>
          <style:tab-stop style:position="1.251cm"/>
        </style:tab-stops>
      </style:paragraph-properties>
    </style:style>
    <style:style style:name="P11" style:family="paragraph" style:parent-style-name="Text_20_body" style:list-style-name="WWNum16">
      <style:paragraph-properties>
        <style:tab-stops>
          <style:tab-stop style:position="1.251cm"/>
        </style:tab-stops>
      </style:paragraph-properties>
    </style:style>
    <style:style style:name="P12" style:family="paragraph" style:parent-style-name="Text_20_body">
      <style:text-properties fo:font-size="15pt" style:font-size-asian="15pt" style:font-size-complex="15pt"/>
    </style:style>
    <style:style style:name="P13" style:family="paragraph" style:parent-style-name="Text_20_body" style:list-style-name="WWNum6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14" style:family="paragraph" style:parent-style-name="Text_20_body" style:list-style-name="WWNum7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15" style:family="paragraph" style:parent-style-name="Text_20_body" style:list-style-name="WWNum9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16" style:family="paragraph" style:parent-style-name="Text_20_body" style:list-style-name="WWNum11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17" style:family="paragraph" style:parent-style-name="Text_20_body" style:list-style-name="WWNum12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18" style:family="paragraph" style:parent-style-name="Text_20_body" style:list-style-name="WWNum14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19" style:family="paragraph" style:parent-style-name="Text_20_body" style:list-style-name="WWNum15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20" style:family="paragraph" style:parent-style-name="Text_20_body" style:list-style-name="WWNum16">
      <style:paragraph-properties>
        <style:tab-stops>
          <style:tab-stop style:position="1.251cm"/>
        </style:tab-stops>
      </style:paragraph-properties>
      <style:text-properties fo:font-size="15pt" style:font-size-asian="15pt" style:font-size-complex="15pt"/>
    </style:style>
    <style:style style:name="P21" style:family="paragraph" style:parent-style-name="Heading_20_2">
      <style:text-properties fo:font-size="15pt" style:font-size-asian="15pt" style:font-size-complex="15pt"/>
    </style:style>
    <style:style style:name="P22" style:family="paragraph" style:parent-style-name="Heading_20_3">
      <style:text-properties fo:font-size="15pt" style:font-size-asian="15pt" style:font-size-complex="15pt"/>
    </style:style>
    <style:style style:name="P23" style:family="paragraph" style:parent-style-name="Heading_20_1" style:master-page-name="Standard">
      <style:paragraph-properties style:page-number="auto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 text:c="3"/>EduTutor AI: Personalized Learning Assistant Using IBM Granite</text:h>
      <text:h text:style-name="P21" text:outline-level="2"><text:s text:c="34"/>Project Documentation</text:h>
      <text:h text:style-name="P22" text:outline-level="3">1. Introduction</text:h>
      <text:p text:style-name="Text_20_body"><text:span text:style-name="T1">• </text:span><text:span text:style-name="Strong_20_Emphasis"><text:span text:style-name="T1">Project title</text:span></text:span><text:span text:style-name="T1"> : Generative AI in Education – EduTutor AI</text:span></text:p>
      <text:p text:style-name="Text_20_body"><text:span text:style-name="T1">• </text:span><text:span text:style-name="Strong_20_Emphasis"><text:span text:style-name="T1">Team leader</text:span></text:span><text:span text:style-name="T1"> : B.Premkumar</text:span></text:p>
      <text:p text:style-name="Text_20_body"><text:span text:style-name="T1">• </text:span><text:span text:style-name="Strong_20_Emphasis"><text:span text:style-name="T1">Team member</text:span></text:span><text:span text:style-name="T1"> : S.Balaji</text:span></text:p>
      <text:p text:style-name="Text_20_body"><text:span text:style-name="T1">• </text:span><text:span text:style-name="Strong_20_Emphasis"><text:span text:style-name="T1">Team member</text:span></text:span><text:span text:style-name="T1"> : S.Vimalraj</text:span></text:p>
      <text:p text:style-name="Text_20_body"><text:span text:style-name="T1">• </text:span><text:span text:style-name="Strong_20_Emphasis"><text:span text:style-name="T1">Team member</text:span></text:span><text:span text:style-name="T1"> : S.Dinesh</text:span></text:p>
      <text:p text:style-name="Text_20_body"><text:span text:style-name="T1">• </text:span><text:span text:style-name="Strong_20_Emphasis"><text:span text:style-name="T1">Team member</text:span></text:span><text:span text:style-name="T1"> :G.Kesaven</text:span></text:p>
      <text:h text:style-name="P22" text:outline-level="3">2. Project Overview</text:h>
      <text:p text:style-name="Text_20_body"><text:span text:style-name="T1">• </text:span><text:span text:style-name="Strong_20_Emphasis"><text:span text:style-name="T1">Purpose</text:span></text:span><text:span text:style-name="T1"> :<text:line-break/>The purpose of this project is to develop an </text:span><text:span text:style-name="Strong_20_Emphasis"><text:span text:style-name="T1">Educational AI Assistant</text:span></text:span><text:span text:style-name="T1"> using Generative AI that can provide students with clear explanations of academic concepts and generate quizzes for self-assessment. The system helps learners practice and understand subjects in an interactive way. It demonstrates the role of </text:span><text:span text:style-name="Strong_20_Emphasis"><text:span text:style-name="T1">generative AI in modern education</text:span></text:span><text:span text:style-name="T1"> by offering personalized learning support.</text:span></text:p>
      <text:p text:style-name="Text_20_body"><text:span text:style-name="T1">• </text:span><text:span text:style-name="Strong_20_Emphasis"><text:span text:style-name="T1">Features</text:span></text:span><text:span text:style-name="T1"> :</text:span></text:p>
      <text:p text:style-name="Text_20_body"><text:span text:style-name="Strong_20_Emphasis"><text:span text:style-name="T1">Concept Explanation</text:span></text:span></text:p>
      <text:list xml:id="list1429012430649441434" text:style-name="WWNum1">
        <text:list-item>
          <text:p text:style-name="P1"><text:span text:style-name="Emphasis"><text:span text:style-name="T1">Key Point</text:span></text:span><text:span text:style-name="T1">: Topic-based learning</text:span></text:p>
        </text:list-item>
        <text:list-item>
          <text:p text:style-name="P1"><text:span text:style-name="Emphasis"><text:span text:style-name="T1">Functionality</text:span></text:span><text:span text:style-name="T1">: Users enter a concept (e.g., “Machine Learning”), and the assistant generates a detailed explanation with examples.</text:span></text:p>
        </text:list-item>
      </text:list>
      <text:p text:style-name="Text_20_body"><text:span text:style-name="Strong_20_Emphasis"><text:span text:style-name="T1">Quiz Generator</text:span></text:span></text:p>
      <text:list xml:id="list6795705552085678217" text:style-name="WWNum2">
        <text:list-item>
          <text:p text:style-name="P2"><text:span text:style-name="Emphasis"><text:span text:style-name="T1">Key Point</text:span></text:span><text:span text:style-name="T1">: Practice and evaluation</text:span></text:p>
        </text:list-item>
        <text:list-item>
          <text:p text:style-name="P2"><text:span text:style-name="Emphasis"><text:span text:style-name="T1">Functionality</text:span></text:span><text:span text:style-name="T1">: Generates </text:span><text:span text:style-name="Strong_20_Emphasis"><text:span text:style-name="T1">5 quiz questions</text:span></text:span><text:span text:style-name="T1"> in different formats (multiple choice, true/false, short answer) with answers at the end.</text:span></text:p>
        </text:list-item>
      </text:list>
      <text:p text:style-name="Text_20_body"><text:span text:style-name="Strong_20_Emphasis"><text:span text:style-name="T1">Generative AI Model Integration</text:span></text:span></text:p>
      <text:list xml:id="list3039707183079765250" text:style-name="WWNum3">
        <text:list-item>
          <text:p text:style-name="P3"><text:span text:style-name="Emphasis"><text:span text:style-name="T1">Key Point</text:span></text:span><text:span text:style-name="T1">: Natural language understanding</text:span></text:p>
        </text:list-item>
        <text:list-item>
          <text:p text:style-name="P3"><text:span text:style-name="Emphasis"><text:span text:style-name="T1">Functionality</text:span></text:span><text:span text:style-name="T1">: Uses the </text:span><text:span text:style-name="Strong_20_Emphasis"><text:span text:style-name="T1">IBM Granite LLM</text:span></text:span><text:span text:style-name="T1"> from Hugging Face to produce educational responses and explanations.</text:span></text:p>
        </text:list-item>
      </text:list>
      <text:p text:style-name="Text_20_body"><text:span text:style-name="Strong_20_Emphasis"><text:span text:style-name="T1">User-friendly Interface</text:span></text:span></text:p>
      <text:list xml:id="list4431313192963896253" text:style-name="WWNum4">
        <text:list-item>
          <text:p text:style-name="P4"><text:span text:style-name="Emphasis"><text:span text:style-name="T1">Key Point</text:span></text:span><text:span text:style-name="T1">: Accessible to all learners</text:span></text:p>
        </text:list-item>
        <text:list-item>
          <text:p text:style-name="P4"><text:soft-page-break/><text:span text:style-name="Emphasis"><text:span text:style-name="T1">Functionality</text:span></text:span><text:span text:style-name="T1">: Built with </text:span><text:span text:style-name="Strong_20_Emphasis"><text:span text:style-name="T1">Gradio</text:span></text:span><text:span text:style-name="T1">, featuring tabbed layout for easy navigation between concept explanation and quiz generation.</text:span></text:p>
        </text:list-item>
      </text:list>
      <text:p text:style-name="Text_20_body"><text:span text:style-name="Strong_20_Emphasis"><text:span text:style-name="T1">Deployment</text:span></text:span></text:p>
      <text:list xml:id="list2799052010945589987" text:style-name="WWNum5">
        <text:list-item>
          <text:p text:style-name="P5"><text:span text:style-name="Emphasis"><text:span text:style-name="T1">Key Point</text:span></text:span><text:span text:style-name="T1">: Simple and reliable setup</text:span></text:p>
        </text:list-item>
        <text:list-item>
          <text:p text:style-name="P5"><text:span text:style-name="Emphasis"><text:span text:style-name="T1">Functionality</text:span></text:span><text:span text:style-name="T1">: Deployed in </text:span><text:span text:style-name="Strong_20_Emphasis"><text:span text:style-name="T1">Google Colab</text:span></text:span><text:span text:style-name="T1">, ensuring quick access and low setup effort.</text:span></text:p>
        </text:list-item>
      </text:list>
      <text:h text:style-name="P22" text:outline-level="3">3. Architecture</text:h>
      <text:p text:style-name="Text_20_body"><text:span text:style-name="Strong_20_Emphasis"><text:span text:style-name="T1">Frontend (Gradio):</text:span></text:span><text:span text:style-name="T1"><text:line-break/>The frontend is designed using </text:span><text:span text:style-name="Strong_20_Emphasis"><text:span text:style-name="T1">Gradio Blocks</text:span></text:span><text:span text:style-name="T1">, providing a browser-based user interface. It includes tabs for concept explanation and quiz generation, with clear input and output sections.</text:span></text:p>
      <text:p text:style-name="Text_20_body"><text:span text:style-name="Strong_20_Emphasis"><text:span text:style-name="T1">Backend (Python with Hugging Face Transformers):</text:span></text:span><text:span text:style-name="T1"><text:line-break/>The backend manages model loading, tokenization, and response generation using the </text:span><text:span text:style-name="Strong_20_Emphasis"><text:span text:style-name="T1">IBM Granite instruction-tuned language model</text:span></text:span><text:span text:style-name="T1">.</text:span></text:p>
      <text:p text:style-name="Text_20_body"><text:span text:style-name="Strong_20_Emphasis"><text:span text:style-name="T1">System Flow:</text:span></text:span><text:span text:style-name="T1"><text:line-break/>User input → Tokenizer → Granite Model generates response → Output displayed on UI</text:span></text:p>
      <text:h text:style-name="P22" text:outline-level="3">4. Setup Instructions</text:h>
      <text:p text:style-name="Text_20_body"><text:span text:style-name="Strong_20_Emphasis"><text:span text:style-name="T1">Prerequisites:</text:span></text:span></text:p>
      <text:list xml:id="list8586299491808480075" text:style-name="WWNum6">
        <text:list-item>
          <text:p text:style-name="P13">Python 3.8 or above</text:p>
        </text:list-item>
        <text:list-item>
          <text:p text:style-name="P13">pip package manager</text:p>
        </text:list-item>
        <text:list-item>
          <text:p text:style-name="P13">Internet connection to download the model</text:p>
        </text:list-item>
      </text:list>
      <text:p text:style-name="Text_20_body"><text:span text:style-name="Strong_20_Emphasis"><text:span text:style-name="T1">Installation Process:</text:span></text:span></text:p>
      <text:list xml:id="list92384231467116755" text:style-name="WWNum7">
        <text:list-item>
          <text:p text:style-name="P14">Clone the repository from GitHub</text:p>
        </text:list-item>
        <text:list-item>
          <text:p text:style-name="P6"><text:span text:style-name="T1">Install dependencies using </text:span><text:span text:style-name="Source_20_Text"><text:span text:style-name="T1">requirements.txt</text:span></text:span></text:p>
        </text:list-item>
        <text:list-item>
          <text:p text:style-name="P6"><text:span text:style-name="T1">Run the application with </text:span><text:span text:style-name="Source_20_Text"><text:span text:style-name="T1">app.py</text:span></text:span></text:p>
        </text:list-item>
        <text:list-item>
          <text:p text:style-name="P14">Open the Gradio link in browser</text:p>
        </text:list-item>
        <text:list-item>
          <text:p text:style-name="P14">Enter a topic or concept and receive explanation/quiz outputs</text:p>
        </text:list-item>
      </text:list>
      <text:h text:style-name="P22" text:outline-level="3">5. Folder Structure</text:h>
      <text:list xml:id="list6426262086107479028" text:style-name="WWNum8">
        <text:list-item>
          <text:p text:style-name="P7"><text:span text:style-name="Strong_20_Emphasis"><text:span text:style-name="T1">app.py</text:span></text:span><text:span text:style-name="T1"> – Main program integrating model and UI</text:span></text:p>
        </text:list-item>
        <text:list-item>
          <text:p text:style-name="P7"><text:span text:style-name="Strong_20_Emphasis"><text:span text:style-name="T1">requirements.txt</text:span></text:span><text:span text:style-name="T1"> – Dependency file for Python packages</text:span></text:p>
        </text:list-item>
        <text:list-item>
          <text:p text:style-name="P7"><text:span text:style-name="Strong_20_Emphasis"><text:span text:style-name="T1">report.docx</text:span></text:span><text:span text:style-name="T1"> – Project documentation</text:span></text:p>
        </text:list-item>
        <text:list-item>
          <text:p text:style-name="P7"><text:soft-page-break/><text:span text:style-name="Strong_20_Emphasis"><text:span text:style-name="T1">screenshots/</text:span></text:span><text:span text:style-name="T1"> – Folder containing sample outputs and UI images</text:span></text:p>
        </text:list-item>
        <text:list-item>
          <text:p text:style-name="P7"><text:span text:style-name="Strong_20_Emphasis"><text:span text:style-name="T1">deployment_link.txt</text:span></text:span><text:span text:style-name="T1"> – File containing deployed application link</text:span></text:p>
        </text:list-item>
      </text:list>
      <text:h text:style-name="P22" text:outline-level="3">6. Running the Application</text:h>
      <text:p text:style-name="P12">To start the application:</text:p>
      <text:list xml:id="list540095058632287974" text:style-name="WWNum9">
        <text:list-item>
          <text:p text:style-name="P8"><text:span text:style-name="T1">Run the </text:span><text:span text:style-name="Source_20_Text"><text:span text:style-name="T1">app.py</text:span></text:span><text:span text:style-name="T1"> file in terminal</text:span></text:p>
        </text:list-item>
        <text:list-item>
          <text:p text:style-name="P15">Wait for the model to load and the Gradio server to start</text:p>
        </text:list-item>
        <text:list-item>
          <text:p text:style-name="P15">Open the local/share link displayed in terminal</text:p>
        </text:list-item>
        <text:list-item>
          <text:p text:style-name="P15">Navigate between tabs to use “Concept Explanation” and “Quiz Generator”</text:p>
        </text:list-item>
      </text:list>
      <text:h text:style-name="P22" text:outline-level="3">7. API Documentation</text:h>
      <text:p text:style-name="Text_20_body"><text:span text:style-name="T1">The project is implemented with </text:span><text:span text:style-name="Strong_20_Emphasis"><text:span text:style-name="T1">Gradio</text:span></text:span><text:span text:style-name="T1"> and does not require separate API endpoints. The core methods are:</text:span></text:p>
      <text:list xml:id="list4089923440273316037" text:style-name="WWNum10">
        <text:list-item>
          <text:p text:style-name="P9"><text:span text:style-name="Strong_20_Emphasis"><text:span text:style-name="T1">Concept Explanation</text:span></text:span><text:span text:style-name="T1"> – Generates explanations for entered topics</text:span></text:p>
        </text:list-item>
        <text:list-item>
          <text:p text:style-name="P9"><text:span text:style-name="Strong_20_Emphasis"><text:span text:style-name="T1">Quiz Generator</text:span></text:span><text:span text:style-name="T1"> – Produces quizzes and answers for practice</text:span></text:p>
        </text:list-item>
      </text:list>
      <text:h text:style-name="P22" text:outline-level="3">8. Authentication</text:h>
      <text:p text:style-name="P12">The current version does not include authentication.<text:line-break/>Future versions may include:</text:p>
      <text:list xml:id="list7821651449525506880" text:style-name="WWNum11">
        <text:list-item>
          <text:p text:style-name="P16">User login for teachers and students</text:p>
        </text:list-item>
        <text:list-item>
          <text:p text:style-name="P16">Role-based access control</text:p>
        </text:list-item>
        <text:list-item>
          <text:p text:style-name="P16">Privacy protection for student data</text:p>
        </text:list-item>
      </text:list>
      <text:h text:style-name="P22" text:outline-level="3"/>
      <text:h text:style-name="P22" text:outline-level="3">9. User Interface</text:h>
      <text:p text:style-name="P12">The interface is simple and user-friendly, including:</text:p>
      <text:list xml:id="list844433504109912679" text:style-name="WWNum12">
        <text:list-item>
          <text:p text:style-name="P17">Tabbed sections for different features</text:p>
        </text:list-item>
        <text:list-item>
          <text:p text:style-name="P17">Textbox inputs for topics/concepts</text:p>
        </text:list-item>
        <text:list-item>
          <text:p text:style-name="P17">Buttons to generate explanations or quizzes</text:p>
        </text:list-item>
        <text:list-item>
          <text:p text:style-name="P17">Output areas displaying results clearly</text:p>
        </text:list-item>
      </text:list>
      <text:h text:style-name="P22" text:outline-level="3">10. Testing</text:h>
      <text:p text:style-name="P12">Testing was carried out in the following ways:</text:p>
      <text:list xml:id="list4854503034053644467" text:style-name="WWNum13">
        <text:list-item>
          <text:p text:style-name="P10"><text:span text:style-name="Strong_20_Emphasis"><text:span text:style-name="T1">Unit Testing</text:span></text:span><text:span text:style-name="T1"> – Functions for explanation and quiz generation validated</text:span></text:p>
        </text:list-item>
        <text:list-item>
          <text:p text:style-name="P10"><text:soft-page-break/><text:span text:style-name="Strong_20_Emphasis"><text:span text:style-name="T1">Manual Testing</text:span></text:span><text:span text:style-name="T1"> – Checked with multiple subjects and topics</text:span></text:p>
        </text:list-item>
        <text:list-item>
          <text:p text:style-name="P10"><text:span text:style-name="Strong_20_Emphasis"><text:span text:style-name="T1">Edge Case Testing</text:span></text:span><text:span text:style-name="T1"> – Tested empty fields, long text inputs, and uncommon topics</text:span></text:p>
        </text:list-item>
      </text:list>
      <text:h text:style-name="P22" text:outline-level="3">11. Screenshots</text:h>
      <text:p text:style-name="P12">Screenshots include:</text:p>
      <text:list xml:id="list848316694633870089" text:style-name="WWNum14">
        <text:list-item>
          <text:p text:style-name="P18">Application UI</text:p>
        </text:list-item>
        <text:list-item>
          <text:p text:style-name="P18">Example explanation output</text:p>
        </text:list-item>
        <text:list-item>
          <text:p text:style-name="P18">Example quiz output</text:p>
        </text:list-item>
      </text:list>
      <text:h text:style-name="P22" text:outline-level="3">12. Known Issues</text:h>
      <text:list xml:id="list486306485421955092" text:style-name="WWNum15">
        <text:list-item>
          <text:p text:style-name="P19">Model may occasionally give vague or repetitive responses</text:p>
        </text:list-item>
        <text:list-item>
          <text:p text:style-name="P19">Large model size can cause slower loading on low-resource systems</text:p>
        </text:list-item>
      </text:list>
      <text:h text:style-name="P22" text:outline-level="3">13. Future Enhancement</text:h>
      <text:list xml:id="list6617425392200293298" text:style-name="WWNum16">
        <text:list-item>
          <text:p text:style-name="P11"><text:span text:style-name="T1">Add </text:span><text:span text:style-name="Strong_20_Emphasis"><text:span text:style-name="T1">speech-to-text input</text:span></text:span><text:span text:style-name="T1"> for accessibility</text:span></text:p>
        </text:list-item>
        <text:list-item>
          <text:p text:style-name="P11"><text:span text:style-name="T1">Include </text:span><text:span text:style-name="Strong_20_Emphasis"><text:span text:style-name="T1">student progress tracking</text:span></text:span><text:span text:style-name="T1"> features</text:span></text:p>
        </text:list-item>
        <text:list-item>
          <text:p text:style-name="P11"><text:span text:style-name="T1">Extend to support </text:span><text:span text:style-name="Strong_20_Emphasis"><text:span text:style-name="T1">interactive diagrams and multimedia explanations</text:span></text:span></text:p>
        </text:list-item>
        <text:list-item>
          <text:p text:style-name="P20">Optimize model for faster response time</text:p>
        </text:list-item>
        <text:list-item>
          <text:p text:style-name="P20">Add authentication for secure usage in schools/colleg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Noto Serif CJK SC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style:font-name="Liberation Serif" fo:font-size="18pt" fo:font-weight="bold" style:font-name-asian="Noto Serif CJK SC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style:font-name="Liberation Serif" fo:font-weight="bold" style:font-name-asian="Noto Serif CJK SC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style:font-name-asian="Noto Sans Mono CJK SC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6T21:30:22.68</meta:creation-date>
    <meta:document-statistic meta:table-count="0" meta:image-count="0" meta:object-count="0" meta:page-count="4" meta:paragraph-count="88" meta:word-count="678" meta:character-count="4449"/>
    <dc:date>2025-09-16T21:31:42.98</dc:date>
    <meta:editing-duration>PT1M20S</meta:editing-duration>
    <meta:editing-cycles>1</meta:editing-cycles>
    <meta:generator>OpenOffice/4.1.11$Win32 OpenOffice.org_project/4111m1$Build-9808</meta:generator>
  </office:meta>
</office:document-meta>
</file>